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DejaVu Sans Mono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e, you've managed to open it.</text:p>
      <text:p text:style-name="P1"/>
      <text:p text:style-name="P1">This document is a file in OpenDocument format, used by OpenOffice.org, LibreOffice, Koffice, and partially supported by Microsoft Office. A simple way to open it is to launch the command <text:span text:style-name="T1">loffice etape-C2.odt</text:span>, or <text:span text:style-name="T1">lowriter etape-C2.odt</text:span> (the name of the command can change from a distribution to another. It can also be libreoffice or soffice).</text:p>
      <text:p text:style-name="P2"/>
      <text:p text:style-name="P2">This as a word processing document, one can do <text:span text:style-name="T3">all</text:span> <text:span text:style-name="T2">sorts</text:span> <text:span text:style-name="T4">of</text:span> <text:span text:style-name="T5">formatting</text:span>, insert images, …</text:p>
      <text:p text:style-name="P2"/>
      <text:p text:style-name="P2">But, you're probably looking for the instructions for the next step. It's very simple : the next step is in the file step-C3.png, in the same directory as this one. But again, you'll have to find out which application to use to open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07T18:58:41</meta:creation-date>
    <dc:date>2012-09-03T16:53:58</dc:date>
    <dc:language>en-US</dc:language>
    <meta:editing-cycles>6</meta:editing-cycles>
    <meta:editing-duration>PT10M18S</meta:editing-duration>
    <dc:creator>Matthieu Moy</dc:creator>
    <meta:document-statistic meta:table-count="0" meta:image-count="0" meta:object-count="0" meta:page-count="1" meta:paragraph-count="4" meta:word-count="120" meta:character-count="698" meta:non-whitespace-character-count="582"/>
    <meta:user-defined meta:name="Info 1"/>
    <meta:user-defined meta:name="Info 2"/>
    <meta:user-defined meta:name="Info 3"/>
    <meta:user-defined meta:name="Info 4"/>
  </office:meta>
</office:document-meta>
</file>